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04044" officeooo:paragraph-rsid="00104044"/>
    </style:style>
    <style:style style:name="P2" style:family="paragraph" style:parent-style-name="Standard">
      <style:text-properties officeooo:rsid="00104044" officeooo:paragraph-rsid="0090b99e"/>
    </style:style>
    <style:style style:name="P3" style:family="paragraph" style:parent-style-name="Standard">
      <style:text-properties officeooo:rsid="00104044" officeooo:paragraph-rsid="001383b6"/>
    </style:style>
    <style:style style:name="P4" style:family="paragraph" style:parent-style-name="Standard">
      <style:text-properties officeooo:rsid="00104044" officeooo:paragraph-rsid="004b408d"/>
    </style:style>
    <style:style style:name="P5" style:family="paragraph" style:parent-style-name="Standard">
      <style:text-properties officeooo:rsid="00104044" officeooo:paragraph-rsid="00154218"/>
    </style:style>
    <style:style style:name="P6" style:family="paragraph" style:parent-style-name="Standard">
      <style:text-properties officeooo:rsid="00104044" officeooo:paragraph-rsid="00363999"/>
    </style:style>
    <style:style style:name="P7" style:family="paragraph" style:parent-style-name="Standard">
      <style:text-properties officeooo:rsid="00104044" officeooo:paragraph-rsid="00899048"/>
    </style:style>
    <style:style style:name="P8" style:family="paragraph" style:parent-style-name="Standard">
      <style:text-properties officeooo:rsid="00104044" officeooo:paragraph-rsid="0057b6f9"/>
    </style:style>
    <style:style style:name="P9" style:family="paragraph" style:parent-style-name="Standard">
      <style:text-properties officeooo:rsid="00104044" officeooo:paragraph-rsid="0059337d"/>
    </style:style>
    <style:style style:name="P10" style:family="paragraph" style:parent-style-name="Standard">
      <style:text-properties officeooo:rsid="00104044" officeooo:paragraph-rsid="00904851"/>
    </style:style>
    <style:style style:name="P11" style:family="paragraph" style:parent-style-name="Standard">
      <style:text-properties officeooo:rsid="00104044" officeooo:paragraph-rsid="00834039"/>
    </style:style>
    <style:style style:name="P12" style:family="paragraph" style:parent-style-name="Standard">
      <style:text-properties officeooo:rsid="00104044" officeooo:paragraph-rsid="00647f0a"/>
    </style:style>
    <style:style style:name="P13" style:family="paragraph" style:parent-style-name="Standard">
      <style:text-properties officeooo:paragraph-rsid="00899048"/>
    </style:style>
    <style:style style:name="T1" style:family="text">
      <style:text-properties officeooo:rsid="007f0989"/>
    </style:style>
    <style:style style:name="T2" style:family="text">
      <style:text-properties officeooo:rsid="005907da"/>
    </style:style>
    <style:style style:name="T3" style:family="text">
      <style:text-properties officeooo:rsid="0011f972"/>
    </style:style>
    <style:style style:name="T4" style:family="text">
      <style:text-properties officeooo:rsid="001efc6f"/>
    </style:style>
    <style:style style:name="T5" style:family="text">
      <style:text-properties officeooo:rsid="0027e36c"/>
    </style:style>
    <style:style style:name="T6" style:family="text">
      <style:text-properties officeooo:rsid="001383b6"/>
    </style:style>
    <style:style style:name="T7" style:family="text">
      <style:text-properties officeooo:rsid="0028fe7a"/>
    </style:style>
    <style:style style:name="T8" style:family="text">
      <style:text-properties officeooo:rsid="0029a4eb"/>
    </style:style>
    <style:style style:name="T9" style:family="text">
      <style:text-properties officeooo:rsid="0090b99e"/>
    </style:style>
    <style:style style:name="T10" style:family="text">
      <style:text-properties officeooo:rsid="0015fe0f"/>
    </style:style>
    <style:style style:name="T11" style:family="text">
      <style:text-properties officeooo:rsid="002e7ea8"/>
    </style:style>
    <style:style style:name="T12" style:family="text">
      <style:text-properties officeooo:rsid="002ea233"/>
    </style:style>
    <style:style style:name="T13" style:family="text">
      <style:text-properties officeooo:rsid="001621c4"/>
    </style:style>
    <style:style style:name="T14" style:family="text">
      <style:text-properties officeooo:rsid="002f0015"/>
    </style:style>
    <style:style style:name="T15" style:family="text">
      <style:text-properties officeooo:rsid="0021b57e"/>
    </style:style>
    <style:style style:name="T16" style:family="text">
      <style:text-properties officeooo:rsid="002f3082"/>
    </style:style>
    <style:style style:name="T17" style:family="text">
      <style:text-properties officeooo:rsid="0022fc67"/>
    </style:style>
    <style:style style:name="T18" style:family="text">
      <style:text-properties officeooo:rsid="003025f0"/>
    </style:style>
    <style:style style:name="T19" style:family="text">
      <style:text-properties officeooo:rsid="002400f1"/>
    </style:style>
    <style:style style:name="T20" style:family="text">
      <style:text-properties officeooo:rsid="0031b3e4"/>
    </style:style>
    <style:style style:name="T21" style:family="text">
      <style:text-properties officeooo:rsid="001787eb"/>
    </style:style>
    <style:style style:name="T22" style:family="text">
      <style:text-properties officeooo:rsid="00186b4b"/>
    </style:style>
    <style:style style:name="T23" style:family="text">
      <style:text-properties officeooo:rsid="001982ea"/>
    </style:style>
    <style:style style:name="T24" style:family="text">
      <style:text-properties officeooo:rsid="001af702"/>
    </style:style>
    <style:style style:name="T25" style:family="text">
      <style:text-properties officeooo:rsid="001cc797"/>
    </style:style>
    <style:style style:name="T26" style:family="text">
      <style:text-properties officeooo:rsid="001a329a"/>
    </style:style>
    <style:style style:name="T27" style:family="text">
      <style:text-properties officeooo:rsid="00208192"/>
    </style:style>
    <style:style style:name="T28" style:family="text">
      <style:text-properties officeooo:rsid="0025bb89"/>
    </style:style>
    <style:style style:name="T29" style:family="text">
      <style:text-properties officeooo:rsid="002672b8"/>
    </style:style>
    <style:style style:name="T30" style:family="text">
      <style:text-properties officeooo:rsid="002b53c8"/>
    </style:style>
    <style:style style:name="T31" style:family="text">
      <style:text-properties officeooo:rsid="002bdfc6"/>
    </style:style>
    <style:style style:name="T32" style:family="text">
      <style:text-properties officeooo:rsid="004b408d"/>
    </style:style>
    <style:style style:name="T33" style:family="text">
      <style:text-properties officeooo:rsid="002ca196"/>
    </style:style>
    <style:style style:name="T34" style:family="text">
      <style:text-properties officeooo:rsid="00363999"/>
    </style:style>
    <style:style style:name="T35" style:family="text">
      <style:text-properties officeooo:rsid="00804201"/>
    </style:style>
    <style:style style:name="T36" style:family="text">
      <style:text-properties officeooo:rsid="008baaf2"/>
    </style:style>
    <style:style style:name="T37" style:family="text">
      <style:text-properties officeooo:rsid="0084cdf5"/>
    </style:style>
    <style:style style:name="T38" style:family="text">
      <style:text-properties officeooo:rsid="008dd538"/>
    </style:style>
    <style:style style:name="T39" style:family="text">
      <style:text-properties officeooo:rsid="00379417"/>
    </style:style>
    <style:style style:name="T40" style:family="text">
      <style:text-properties officeooo:rsid="004c6650"/>
    </style:style>
    <style:style style:name="T41" style:family="text">
      <style:text-properties officeooo:rsid="00536474"/>
    </style:style>
    <style:style style:name="T42" style:family="text">
      <style:text-properties officeooo:rsid="00394e18"/>
    </style:style>
    <style:style style:name="T43" style:family="text">
      <style:text-properties officeooo:rsid="003af60a"/>
    </style:style>
    <style:style style:name="T44" style:family="text">
      <style:text-properties officeooo:rsid="003b0908"/>
    </style:style>
    <style:style style:name="T45" style:family="text">
      <style:text-properties officeooo:rsid="003d07e3"/>
    </style:style>
    <style:style style:name="T46" style:family="text">
      <style:text-properties officeooo:rsid="003d35ff"/>
    </style:style>
    <style:style style:name="T47" style:family="text">
      <style:text-properties officeooo:rsid="004e92ab"/>
    </style:style>
    <style:style style:name="T48" style:family="text">
      <style:text-properties officeooo:rsid="00407a91"/>
    </style:style>
    <style:style style:name="T49" style:family="text">
      <style:text-properties officeooo:rsid="00413272"/>
    </style:style>
    <style:style style:name="T50" style:family="text">
      <style:text-properties officeooo:rsid="003db477"/>
    </style:style>
    <style:style style:name="T51" style:family="text">
      <style:text-properties officeooo:rsid="0042500e"/>
    </style:style>
    <style:style style:name="T52" style:family="text">
      <style:text-properties officeooo:rsid="00440dfb"/>
    </style:style>
    <style:style style:name="T53" style:family="text">
      <style:text-properties officeooo:rsid="00868744"/>
    </style:style>
    <style:style style:name="T54" style:family="text">
      <style:text-properties officeooo:rsid="00870c92"/>
    </style:style>
    <style:style style:name="T55" style:family="text">
      <style:text-properties officeooo:rsid="0047e620"/>
    </style:style>
    <style:style style:name="T56" style:family="text">
      <style:text-properties officeooo:rsid="004a9f0e"/>
    </style:style>
    <style:style style:name="T57" style:family="text">
      <style:text-properties officeooo:rsid="0045bce0"/>
    </style:style>
    <style:style style:name="T58" style:family="text">
      <style:text-properties officeooo:rsid="0046eba0"/>
    </style:style>
    <style:style style:name="T59" style:family="text">
      <style:text-properties officeooo:rsid="00476b62"/>
    </style:style>
    <style:style style:name="T60" style:family="text">
      <style:text-properties officeooo:rsid="0047a15e"/>
    </style:style>
    <style:style style:name="T61" style:family="text">
      <style:text-properties officeooo:rsid="00516ae5"/>
    </style:style>
    <style:style style:name="T62" style:family="text">
      <style:text-properties officeooo:rsid="00553e47"/>
    </style:style>
    <style:style style:name="T63" style:family="text">
      <style:text-properties officeooo:rsid="00573295"/>
    </style:style>
    <style:style style:name="T64" style:family="text">
      <style:text-properties officeooo:rsid="0057b6f9"/>
    </style:style>
    <style:style style:name="T65" style:family="text">
      <style:text-properties officeooo:rsid="0059337d"/>
    </style:style>
    <style:style style:name="T66" style:family="text">
      <style:text-properties officeooo:rsid="006900a7"/>
    </style:style>
    <style:style style:name="T67" style:family="text">
      <style:text-properties officeooo:rsid="008f0566"/>
    </style:style>
    <style:style style:name="T68" style:family="text">
      <style:text-properties officeooo:rsid="00904851"/>
    </style:style>
    <style:style style:name="T69" style:family="text">
      <style:text-properties officeooo:rsid="0093d228"/>
    </style:style>
    <style:style style:name="T70" style:family="text">
      <style:text-properties officeooo:rsid="005abeb3"/>
    </style:style>
    <style:style style:name="T71" style:family="text">
      <style:text-properties officeooo:rsid="006ac6ee"/>
    </style:style>
    <style:style style:name="T72" style:family="text">
      <style:text-properties officeooo:rsid="005b1ab2"/>
    </style:style>
    <style:style style:name="T73" style:family="text">
      <style:text-properties officeooo:rsid="0060d2f1"/>
    </style:style>
    <style:style style:name="T74" style:family="text">
      <style:text-properties officeooo:rsid="007588b4"/>
    </style:style>
    <style:style style:name="T75" style:family="text">
      <style:text-properties officeooo:rsid="0061fa4f"/>
    </style:style>
    <style:style style:name="T76" style:family="text">
      <style:text-properties officeooo:rsid="006326f7"/>
    </style:style>
    <style:style style:name="T77" style:family="text">
      <style:text-properties officeooo:rsid="00647f0a"/>
    </style:style>
    <style:style style:name="T78" style:family="text">
      <style:text-properties officeooo:rsid="005b60ca"/>
    </style:style>
    <style:style style:name="T79" style:family="text">
      <style:text-properties officeooo:rsid="005c23e8"/>
    </style:style>
    <style:style style:name="T80" style:family="text">
      <style:text-properties officeooo:rsid="005bd92b"/>
    </style:style>
    <style:style style:name="T81" style:family="text">
      <style:text-properties officeooo:rsid="005cae70"/>
    </style:style>
    <style:style style:name="T82" style:family="text">
      <style:text-properties officeooo:rsid="006b3f9c"/>
    </style:style>
    <style:style style:name="T83" style:family="text">
      <style:text-properties officeooo:rsid="006c46d2"/>
    </style:style>
    <style:style style:name="T84" style:family="text">
      <style:text-properties officeooo:rsid="006c9270"/>
    </style:style>
    <style:style style:name="T85" style:family="text">
      <style:text-properties officeooo:rsid="005d8c8f"/>
    </style:style>
    <style:style style:name="T86" style:family="text">
      <style:text-properties officeooo:rsid="006ca00a"/>
    </style:style>
    <style:style style:name="T87" style:family="text">
      <style:text-properties officeooo:rsid="006de3d1"/>
    </style:style>
    <style:style style:name="T88" style:family="text">
      <style:text-properties officeooo:rsid="006e96b2"/>
    </style:style>
    <style:style style:name="T89" style:family="text">
      <style:text-properties officeooo:rsid="006fc4d3"/>
    </style:style>
    <style:style style:name="T90" style:family="text">
      <style:text-properties officeooo:rsid="007529d7"/>
    </style:style>
    <style:style style:name="T91" style:family="text">
      <style:text-properties officeooo:rsid="005f065f"/>
    </style:style>
    <style:style style:name="T92" style:family="text">
      <style:text-properties officeooo:rsid="007413c6"/>
    </style:style>
    <style:style style:name="T93" style:family="text">
      <style:text-properties officeooo:rsid="009272b7"/>
    </style:style>
    <style:style style:name="T94" style:family="text">
      <style:text-properties officeooo:rsid="0078988e"/>
    </style:style>
    <style:style style:name="T95" style:family="text">
      <style:text-properties officeooo:rsid="00667773"/>
    </style:style>
    <style:style style:name="T96" style:family="text">
      <style:text-properties officeooo:rsid="00681a83"/>
    </style:style>
    <style:style style:name="T97" style:family="text">
      <style:text-properties officeooo:rsid="00760e50"/>
    </style:style>
    <style:style style:name="T98" style:family="text">
      <style:text-properties officeooo:rsid="0077c385"/>
    </style:style>
    <style:style style:name="T99" style:family="text">
      <style:text-properties officeooo:rsid="0078add2"/>
    </style:style>
    <style:style style:name="T100" style:family="text">
      <style:text-properties officeooo:rsid="0078f745"/>
    </style:style>
    <style:style style:name="T101" style:family="text">
      <style:text-properties officeooo:rsid="00104044"/>
    </style:style>
    <style:style style:name="T102" style:family="text">
      <style:text-properties officeooo:rsid="007909a1"/>
    </style:style>
    <style:style style:name="T103" style:family="text">
      <style:text-properties officeooo:rsid="00793a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ex Shah</text:p>
      <text:p text:style-name="Standard">EN.695.741.81.SP25 Information Assurance Analysis</text:p>
      <text:p text:style-name="Standard">Mod 1 Assignment 1 Part 2</text:p>
      <text:p text:style-name="Standard">January 26, 2025</text:p>
      <text:p text:style-name="Standard"/>
      <text:p text:style-name="P1">1. </text:p>
      <text:p text:style-name="P1">Name: “Apple Multiple Products Use-After-Free Vulnerability” <text:span text:style-name="T1">CVE-2025-24085</text:span></text:p>
      <text:p text:style-name="P1"/>
      <text:p text:style-name="P1">Links:<text:line-break/><text:a xlink:type="simple" xlink:href="https://www.cve.org/CVERecord?id=CVE-2025-24085" text:style-name="Internet_20_link" text:visited-style-name="Visited_20_Internet_20_Link">https://www.cve.org/CVERecord?id=CVE-2025-24085</text:a></text:p>
      <text:p text:style-name="P1"><text:a xlink:type="simple" xlink:href="https://cwe.mitre.org/data/definitions/416" text:style-name="Internet_20_link" text:visited-style-name="Visited_20_Internet_20_Link">https://cwe.mitre.org/data/definitions/416</text:a></text:p>
      <text:p text:style-name="P1"><text:a xlink:type="simple" xlink:href="https://nvd.nist.gov/vuln/detail/CVE-2025-24085" text:style-name="Internet_20_link" text:visited-style-name="Visited_20_Internet_20_Link">https://nvd.nist.gov/vuln/detail/CVE-2025-24085</text:a></text:p>
      <text:p text:style-name="P1"/>
      <text:p text:style-name="P1">Date reported: <text:span text:style-name="T2">January 27, 2025</text:span><text:span text:style-name="T3">, </text:span><text:span text:style-name="T4">though active exploitation was acknowledged </text:span><text:span text:style-name="T5">as before iOS 17.2 released on</text:span><text:span text:style-name="T4"> December 12, 2023</text:span></text:p>
      <text:p text:style-name="P1"/>
      <text:p text:style-name="P1">Exploit target: <text:span text:style-name="T6">Apple VisionOS, iOS, iPadOS, MacOS, watchOS, and tvOS</text:span></text:p>
      <text:p text:style-name="P1"/>
      <text:p text:style-name="P2">Severity: <text:span text:style-name="T7">7.8 </text:span><text:span text:style-name="T8">NVD, CISA </text:span><text:span text:style-name="T7">7.3 </text:span><text:span text:style-name="T8">(</text:span><text:span text:style-name="T6">High</text:span><text:span text:style-name="T8">) </text:span><text:span text:style-name="T9">for </text:span><text:span text:style-name="T1">CVE-2025-24085</text:span></text:p>
      <text:p text:style-name="P1"/>
      <text:p text:style-name="P1">Advisories:</text:p>
      <text:p text:style-name="P3"><text:a xlink:type="simple" xlink:href="https://support.apple.com/en-us/122073" text:style-name="Internet_20_link" text:visited-style-name="Visited_20_Internet_20_Link">https://support.apple.com/en-us/122073</text:a></text:p>
      <text:p text:style-name="P3"><text:a xlink:type="simple" xlink:href="https://support.apple.com/en-us/122072" text:style-name="Internet_20_link" text:visited-style-name="Visited_20_Internet_20_Link">https://support.apple.com/en-us/122072</text:a></text:p>
      <text:p text:style-name="P3"><text:a xlink:type="simple" xlink:href="https://support.apple.com/en-us/122068" text:style-name="Internet_20_link" text:visited-style-name="Visited_20_Internet_20_Link">https://support.apple.com/en-us/122068</text:a></text:p>
      <text:p text:style-name="P3"><text:a xlink:type="simple" xlink:href="https://support.apple.com/en-us/122071" text:style-name="Internet_20_link" text:visited-style-name="Visited_20_Internet_20_Link">https://support.apple.com/en-us/122071</text:a></text:p>
      <text:p text:style-name="P3"><text:a xlink:type="simple" xlink:href="https://support.apple.com/en-us/122066" text:style-name="Internet_20_link" text:visited-style-name="Visited_20_Internet_20_Link">https://support.apple.com/en-us/122066</text:a></text:p>
      <text:p text:style-name="P3"/>
      <text:p text:style-name="P1"><text:span text:style-name="T6">P</text:span>ropagation: <text:span text:style-name="T10">A malicious application could </text:span><text:span text:style-name="T11">leverage</text:span><text:span text:style-name="T10"> this use after free exploit </text:span><text:span text:style-name="T12">in CoreMedia </text:span><text:span text:style-name="T10">to elevate privileges </text:span><text:span text:style-name="T5">such as a fake media player</text:span><text:span text:style-name="T10">. </text:span><text:span text:style-name="T13">The user would have to download the malicious application without being aware </text:span><text:span text:style-name="T14">it contains the exploit and run it </text:span><text:span text:style-name="T13">on their unpatched device. </text:span><text:span text:style-name="T15">These applications could be sideloaded, make their way onto the app store without being detected, or </text:span><text:span text:style-name="T16">otherwise use the exploit on</text:span><text:span text:style-name="T17"> CoreMedia functions which </text:span><text:span text:style-name="T18">may </text:span><text:span text:style-name="T19">be </text:span><text:span text:style-name="T17">exploit</text:span><text:span text:style-name="T20">able </text:span><text:span text:style-name="T17">through other applications.</text:span></text:p>
      <text:p text:style-name="P1"/>
      <text:p text:style-name="P1">Mitigation: <text:span text:style-name="T21">Apple has released an update to the effected platforms </text:span><text:span text:style-name="T22">that users should update their devices to </text:span><text:span text:style-name="T23">in order to </text:span><text:span text:style-name="T22">mitigate the use after free exploit. </text:span><text:span text:style-name="T24">Users should install reputable applications in order to avoid </text:span><text:span text:style-name="T25">the exploit on unpatched devices.</text:span></text:p>
      <text:p text:style-name="P1"/>
      <text:p text:style-name="P1">Detection: <text:span text:style-name="T26">Analysis of the source code or debugging the memory of th</text:span><text:span text:style-name="T24">e processes would reveal </text:span><text:span text:style-name="T4">malicious code that uses the exploit. Users </text:span><text:span text:style-name="T27">can </text:span><text:span text:style-name="T4">also determine which applications are using the CoreMedia permission effected by the exploit. </text:span><text:span text:style-name="T28">There are limited ways to evaluate applications on Apple platforms.</text:span></text:p>
      <text:p text:style-name="P1"/>
      <text:p text:style-name="P1">Patches: <text:span text:style-name="T29">In the most recent update of Apple software, the vulnerability has been “addressed with improved memory management”. The update versions are visionOS 2.3, iOS 18.3 and iPadOS 18.3, macOS Sequoia 15.3, watchOS 11.3, and tvOS 18.3. </text:span></text:p>
      <text:p text:style-name="P1"/>
      <text:p text:style-name="P1">Actors: <text:span text:style-name="T5">It is not reported what actors were using the exploit or against what targets but it suggested that targeted attacks </text:span><text:span text:style-name="T30">could have used this exploit in the past and that fake media applications could be suggested to users to trick them into installing an application with the exploit.</text:span></text:p>
      <text:p text:style-name="P1"><text:soft-page-break/></text:p>
      <text:p text:style-name="P4">TTP: <text:span text:style-name="T31">Social engineering </text:span><text:span text:style-name="T32">such as phishing or malicious links</text:span><text:span text:style-name="T31"> would allow an attacker </text:span><text:span text:style-name="T32">to trick</text:span><text:span text:style-name="T31"> a user into installing an application on an unpatched device. </text:span><text:span text:style-name="T33">The user would need to install and run the application so local access to the device by user interaction would be required. </text:span><text:span text:style-name="T32">The exploit would allow for privilege escalation and execution of code such as downloading further payloads from controlled servers, or manipulating or exfiltrating data from the device.</text:span></text:p>
      <text:p text:style-name="P1"/>
      <text:p text:style-name="P1">2.</text:p>
      <text:p text:style-name="P5">Name: <text:span text:style-name="T34">Mirai (Mirai Botnet) </text:span><text:span text:style-name="T35">including CVE-2024-45163</text:span></text:p>
      <text:p text:style-name="P5"/>
      <text:p text:style-name="P6">Links:</text:p>
      <text:p text:style-name="P6"><text:a xlink:type="simple" xlink:href="https://web.archive.org/web/20161021003956/https://securityintelligence.com/news/leaked-mirai-malware-boosts-iot-insecurity-threat-level/" text:style-name="Internet_20_link" text:visited-style-name="Visited_20_Internet_20_Link">https://web.archive.org/web/20161021003956/https://securityintelligence.com/news/leaked-mirai-malware-boosts-iot-insecurity-threat-level/</text:a></text:p>
      <text:p text:style-name="P6"><text:a xlink:type="simple" xlink:href="https://www.fortinet.com/blog/threat-research/iot-botnet-more-targets-in-okirus-cross-hairs" text:style-name="Internet_20_link" text:visited-style-name="Visited_20_Internet_20_Link">https://www.fortinet.com/blog/threat-research/iot-botnet-more-targets-in-okirus-cross-hairs</text:a></text:p>
      <text:p text:style-name="P6"><text:a xlink:type="simple" xlink:href="https://arstechnica.com/information-technology/2017/12/100000-strong-botnet-built-on-router-0-day-could-strike-at-any-time/" text:style-name="Internet_20_link" text:visited-style-name="Visited_20_Internet_20_Link">https://arstechnica.com/information-technology/2017/12/100000-strong-botnet-built-on-router-0-day-could-strike-at-any-time/</text:a></text:p>
      <text:p text:style-name="P6"><text:a xlink:type="simple" xlink:href="https://www.justice.gov/usao-nj/pr/justice-department-announces-charges-and-guilty-pleas-three-computer-crime-cases" text:style-name="Internet_20_link" text:visited-style-name="Visited_20_Internet_20_Link">https://www.justice.gov/usao-nj/pr/justice-department-announces-charges-and-guilty-pleas-three-computer-crime-cases</text:a><text:line-break/></text:p>
      <text:p text:style-name="P5">Date reported: <text:span text:style-name="T34">August 2016</text:span></text:p>
      <text:p text:style-name="P5"/>
      <text:p text:style-name="P5">Exploit target: <text:span text:style-name="T34">Linux based devices and IoT devices</text:span></text:p>
      <text:p text:style-name="P5"/>
      <text:p text:style-name="P5">Severity: <text:span text:style-name="T36">N/A </text:span><text:span text:style-name="T37">Mirai does not have a specific severity </text:span><text:span text:style-name="T38">as a botnet</text:span></text:p>
      <text:p text:style-name="P5"/>
      <text:p text:style-name="P5">Advisories:</text:p>
      <text:p text:style-name="P5"><text:a xlink:type="simple" xlink:href="https://nvd.nist.gov/vuln/detail/CVE-2024-45163" text:style-name="Internet_20_link" text:visited-style-name="Visited_20_Internet_20_Link">https://nvd.nist.gov/vuln/detail/CVE-2024-45163</text:a></text:p>
      <text:p text:style-name="P5"><text:a xlink:type="simple" xlink:href="https://www.cloudflare.com/learning/ddos/glossary/mirai-botnet/" text:style-name="Internet_20_link" text:visited-style-name="Visited_20_Internet_20_Link">https://www.cloudflare.com/learning/ddos/glossary/mirai-botnet/</text:a></text:p>
      <text:p text:style-name="P5"><text:a xlink:type="simple" xlink:href="https://www.avast.com/c-mirai" text:style-name="Internet_20_link" text:visited-style-name="Visited_20_Internet_20_Link">https://www.avast.com/c-mirai</text:a></text:p>
      <text:p text:style-name="P5"><text:a xlink:type="simple" xlink:href="https://spectrum.ieee.org/mirai-botnet" text:style-name="Internet_20_link" text:visited-style-name="Visited_20_Internet_20_Link">https://spectrum.ieee.org/mirai-botnet</text:a></text:p>
      <text:p text:style-name="P5"/>
      <text:p text:style-name="P5"><text:span text:style-name="T6">P</text:span>ropagation: <text:span text:style-name="T39">The Mirai author gathered common default credentials, </text:span><text:span text:style-name="T40">common passwords, </text:span><text:span text:style-name="T41">and brute force</text:span><text:span text:style-name="T39"> to attempt to log in to devices exposed to the internet such as routers and cameras in order to create a botnet. A server ran to initially sweep IP addresses and hammer for login access, </text:span><text:span text:style-name="T42">then on controlled devices the same method was used to </text:span><text:span text:style-name="T43">try IP addresses against a list of credentials. </text:span><text:span text:style-name="T44">Later </text:span><text:span text:style-name="T45">variants </text:span><text:span text:style-name="T44">used further exploits on common hardware to create a larger target </text:span><text:span text:style-name="T45">such as CVE-2019-3929 which affected </text:span><text:span text:style-name="T46">display controllers and projectors </text:span><text:span text:style-name="T47">by leveraging vulnerabilities in firmware/software of devices that often go unpatched.</text:span></text:p>
      <text:p text:style-name="P5"/>
      <text:p text:style-name="P5">Mitigation: <text:span text:style-name="T48">Mirai primarily attempts to use default credentials to take over internet connected devices so changing default credentials and using strong passwords, </text:span><text:span text:style-name="T49">limiting exposure to connected devices,</text:span><text:span text:style-name="T48"> as well as </text:span><text:span text:style-name="T50">staying up to date on security patches can prevent Mirai </text:span><text:span text:style-name="T48">infections.</text:span></text:p>
      <text:p text:style-name="P5"/>
      <text:p text:style-name="P5">Detection: <text:span text:style-name="T51">Mirai can cause excessive resource usage or large volumes of traffic as it performs actions as part of the botnet or scanning for new devices </text:span><text:span text:style-name="T52">to infect. </text:span><text:span text:style-name="T53">Monitoring device resource usage as well as network usage, including using an IDS/IPS can detect Mirai activity. </text:span><text:span text:style-name="T54">Logs may show access attempts including unfamiliar logins. </text:span></text:p>
      <text:p text:style-name="P5"/>
      <text:p text:style-name="P5"><text:soft-page-break/>Patches: <text:span text:style-name="T55">Vendors more frequently use randomized default credentials to prevent this type of attack, and implement security patches to fix the exploits in </text:span><text:span text:style-name="T56">network and IoT</text:span><text:span text:style-name="T55"> hardware like ISP issued routers that were commonly targeted by Mirai and other botnets.</text:span></text:p>
      <text:p text:style-name="P5"/>
      <text:p text:style-name="P5">Actors: <text:span text:style-name="T57">The author of Mirai was identified and the worm was initially used to target the author’s rivals and competitors </text:span><text:span text:style-name="T58">as they also offered services</text:span><text:span text:style-name="T57"> </text:span><text:span text:style-name="T58">protecting </text:span><text:span text:style-name="T57">from DDoS attacks. </text:span><text:span text:style-name="T59">The author later released the source code which enabled variants and other </text:span><text:span text:style-name="T60">actors </text:span></text:p>
      <text:p text:style-name="P5"/>
      <text:p text:style-name="P7">TTP: <text:span text:style-name="T40">The attacker would first need to exploit publicly accessible devices to log in with default or </text:span><text:span text:style-name="T47">common</text:span><text:span text:style-name="T40"> credentials </text:span><text:span text:style-name="T47">then execute commands on the device to download payloads to be part of the botnet or search for more devices. The scripts are placed on the device and set to run automatically to keep persistence. </text:span><text:span text:style-name="T61">Mirai scans local devices and attempts to move laterally as well as </text:span><text:span text:style-name="T41">find new devices on the internet to infect. </text:span><text:span text:style-name="T62">The botnet formed by Mirai is used to DDoS web </text:span><text:span text:style-name="T63">sites and services.</text:span></text:p>
      <text:p text:style-name="P1"/>
      <text:p text:style-name="P1">3.</text:p>
      <text:p text:style-name="P5">Name: <text:span text:style-name="T64">Heartbleed CVE-2014-0160</text:span></text:p>
      <text:p text:style-name="P5"/>
      <text:p text:style-name="P8">Links:</text:p>
      <text:p text:style-name="P8"><text:a xlink:type="simple" xlink:href="https://web.archive.org/web/20170123161742/https://www.shodan.io/report/DCPO7BkV" text:style-name="Internet_20_link" text:visited-style-name="Visited_20_Internet_20_Link">https://web.archive.org/web/20170123161742/https://www.shodan.io/report/DCPO7BkV</text:a></text:p>
      <text:p text:style-name="P9"><text:a xlink:type="simple" xlink:href="https://cwe.mitre.org/data/definitions/126.html" text:style-name="Internet_20_link" text:visited-style-name="Visited_20_Internet_20_Link">https://cwe.mitre.org/data/definitions/126.html</text:a></text:p>
      <text:p text:style-name="P9"><text:a xlink:type="simple" xlink:href="https://www.csoonline.com/article/562859/the-heartbleed-bug-how-a-flaw-in-openssl-caused-a-security-crisis.html" text:style-name="Internet_20_link" text:visited-style-name="Visited_20_Internet_20_Link">https://www.csoonline.com/article/562859/the-heartbleed-bug-how-a-flaw-in-openssl-caused-a-security-crisis.html</text:a></text:p>
      <text:p text:style-name="P9"><text:a xlink:type="simple" xlink:href="https://www.cvedetails.com/cve/CVE-2014-0160/" text:style-name="Internet_20_link" text:visited-style-name="Visited_20_Internet_20_Link">https://www.cvedetails.com/cve/CVE-2014-0160/</text:a></text:p>
      <text:p text:style-name="P9"><text:line-break/></text:p>
      <text:p text:style-name="P5">Date reported: <text:span text:style-name="T64">April 7 2014</text:span></text:p>
      <text:p text:style-name="P5"/>
      <text:p text:style-name="P5">Exploit target: <text:span text:style-name="T65">Cryptography using OpenSSL versions </text:span><text:span text:style-name="T66">1.0.1 through </text:span><text:span text:style-name="T65">1.0.1</text:span><text:span text:style-name="T66">f</text:span></text:p>
      <text:p text:style-name="P5"/>
      <text:p text:style-name="P10">Severity: <text:span text:style-name="T67">7.5 High </text:span><text:span text:style-name="T68">for </text:span><text:span text:style-name="T64">CVE-2014-0160</text:span></text:p>
      <text:p text:style-name="P5"/>
      <text:p text:style-name="P5">Advisories:</text:p>
      <text:p text:style-name="P5"><text:a xlink:type="simple" xlink:href="https://openssl-library.org/news/secadv/20140407.txt" text:style-name="Internet_20_link" text:visited-style-name="Visited_20_Internet_20_Link">https://openssl-library.org/news/secadv/20140407.txt</text:a></text:p>
      <text:p text:style-name="P11"><text:a xlink:type="simple" xlink:href="https://access.redhat.com/security/vulnerabilities/heartbleed" text:style-name="Internet_20_link" text:visited-style-name="Visited_20_Internet_20_Link">https://access.redhat.com/security/vulnerabilities/heartbleed</text:a></text:p>
      <text:p text:style-name="P5"><text:a xlink:type="simple" xlink:href="https://nvd.nist.gov/vuln/detail/CVE-2014-0160" text:style-name="Internet_20_link" text:visited-style-name="Visited_20_Internet_20_Link">https://nvd.nist.gov/vuln/detail/CVE-2014-0160</text:a></text:p>
      <text:p text:style-name="P5"><text:a xlink:type="simple" xlink:href="https://www.cisa.gov/news-events/alerts/2014/04/08/openssl-heartbleed-vulnerability-cve-2014-0160" text:style-name="Internet_20_link" text:visited-style-name="Visited_20_Internet_20_Link">https://www.cisa.gov/news-events/alerts/2014/04/08/openssl-heartbleed-vulnerability-cve-2014-0160</text:a></text:p>
      <text:p text:style-name="P5"/>
      <text:p text:style-name="P12"><text:span text:style-name="T6">P</text:span>ropagation: <text:span text:style-name="T69">N/A </text:span><text:span text:style-name="T70">The vulnerability was present in unpatched installations using the very widely distributed OpenSSL library for cryptography </text:span><text:span text:style-name="T71">and doesn’t propagate or spread</text:span><text:span text:style-name="T70">. </text:span><text:span text:style-name="T72">This could leak keys and passwords as well as other sensitive data in memory which could lead to further compromise. </text:span><text:span text:style-name="T73">Researchers disclosed the vulnerability in April of 2014, and </text:span><text:span text:style-name="T74">while operating system level patches were issued quickly,</text:span><text:span text:style-name="T73"> it wasn’t until June 2014 before </text:span><text:span text:style-name="T74">a</text:span><text:span text:style-name="T73"> patch to </text:span><text:span text:style-name="T74">OpenSSL</text:span><text:span text:style-name="T73"> resolve</text:span><text:span text:style-name="T74">d</text:span><text:span text:style-name="T73"> the exploit was released. In the meantime, existing installations could be vulnerable and exploitable by bad actors, as well as those who chose not to update after the patch was released. Shodan tracked the still unpatched installations years later in 2017 to find that nearly two hundred thousand discoverable installations were not patched against the exploit including 42,032 in the United States, </text:span><text:span text:style-name="T75">with a majority of the installations using the library for serving HTTPS traffic. </text:span><text:span text:style-name="T76">This large quantity of exposed devices could be </text:span><text:span text:style-name="T77">exploited by anyone who was able to discover the devices and try to extract sensitive information from leaked memory, which could be done repeatedly.</text:span></text:p>
      <text:p text:style-name="P5"><text:soft-page-break/></text:p>
      <text:p text:style-name="P5">Mitigation: <text:span text:style-name="T78">The OpenSSL library was patched to close the vulnerability by a software update 1.0.1g, </text:span><text:span text:style-name="T79">but</text:span><text:span text:style-name="T80"> prior to the patc</text:span><text:span text:style-name="T79">h</text:span><text:span text:style-name="T80"> other cryptographic libraries could be used instead </text:span><text:span text:style-name="T81">for cryptographic key generation and exchange </text:span><text:span text:style-name="T82">or OpenSSL can be used with disabling the “heartbeat” feature when compiling </text:span><text:span text:style-name="T83">the package. </text:span><text:span text:style-name="T84">After disabling the feature or patching the installation keys and certificates should be regenerated. </text:span></text:p>
      <text:p text:style-name="P5"/>
      <text:p text:style-name="P5">Detection: <text:span text:style-name="T78">The vulnerability was present in all installations </text:span><text:span text:style-name="T80">between the </text:span><text:span text:style-name="T85">introduction of the bug </text:span><text:span text:style-name="T86">in 1.0.1 </text:span><text:span text:style-name="T85">and the patch in 1.0.1g. </text:span><text:span text:style-name="T87">There may be memory leaks in logs or unexpected logins due to the </text:span><text:span text:style-name="T88">usage </text:span><text:span text:style-name="T87">of </text:span><text:span text:style-name="T88">stolen </text:span><text:span text:style-name="T89">keys and passwords. Heartbleed can be detected by scanning with </text:span><text:span text:style-name="T90">tools like </text:span><text:span text:style-name="T89">nmap. </text:span></text:p>
      <text:p text:style-name="P5"/>
      <text:p text:style-name="P5">Patches: <text:span text:style-name="T91">The OpenSSL library was patched to resolve the Heartbleed vulnerability in update 1.0.1g </text:span><text:span text:style-name="T92">and later.</text:span></text:p>
      <text:p text:style-name="P5"/>
      <text:p text:style-name="P5">Actors: <text:span text:style-name="T93">N/A </text:span><text:span text:style-name="T94">While patches were quickly rolled out, a</text:span><text:span text:style-name="T95">s the 2017 Shodan scans revealed, there were many devices years after the disclosure of the vulnerability that were still unpatched to the Heartbleed exploit </text:span><text:span text:style-name="T96">discoverable over the Internet. </text:span><text:span text:style-name="T97">Opportunistic hackers and researchers </text:span><text:span text:style-name="T98">would be able to exploit the </text:span><text:span text:style-name="T94">vulne</text:span><text:span text:style-name="T99">rability in order to gather sensitive data like passwords and keys that could be used to compromise the device or to perform reconnaissance. </text:span><text:span text:style-name="T100">But no specific actors created or exploited the vulnerable feature in OpenSSL. </text:span></text:p>
      <text:p text:style-name="P5"/>
      <text:p text:style-name="P13"><text:span text:style-name="T101">TTP: </text:span><text:span text:style-name="T102">Reconnaissance is performed to determine exploitable servers which can then be accessed with the exploit, then the leaked memory checked for sensitive data. The </text:span><text:span text:style-name="T103">stolen credentials can be used to login to steal or manipulate da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5:45:45.246006429</meta:creation-date>
    <dc:date>2025-01-29T21:57:29.878402725</dc:date>
    <meta:editing-duration>PT5H22M32S</meta:editing-duration>
    <meta:editing-cycles>132</meta:editing-cycles>
    <meta:generator>LibreOffice/24.8.2.1$MacOSX_AARCH64 LibreOffice_project/0f794b6e29741098670a3b95d60478a65d05ef13</meta:generator>
    <meta:document-statistic meta:table-count="0" meta:image-count="0" meta:object-count="0" meta:page-count="4" meta:paragraph-count="67" meta:word-count="1251" meta:character-count="9383" meta:non-whitespace-character-count="8189"/>
  </office:meta>
</office:document-meta>
</file>